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48ee" officeooo:paragraph-rsid="001748ee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ext</text:p>
          </table:table-cell>
          <table:table-cell table:style-name="Table1.B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</table:table>
      <text:p text:style-name="Preformatted_20_Text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4T14:37:14.388648430</dc:date>
    <meta:editing-duration>PT36S</meta:editing-duration>
    <meta:editing-cycles>2</meta:editing-cycles>
    <meta:generator>LibreOffice/6.2.7.1$Linux_X86_64 LibreOffice_project/20$Build-1</meta:generator>
    <meta:document-statistic meta:table-count="1" meta:image-count="0" meta:object-count="0" meta:page-count="1" meta:paragraph-count="2" meta:word-count="1" meta:character-count="5" meta:non-whitespace-character-count="4"/>
  </office:meta>
</office:document-meta>
</file>